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is is open document. There are many open documents, but this one is mine. I will test it and it will pass. Great success 1,2,3,4.</text:p>
      <text:p text:style-name="P1"/>
      <text:p text:style-name="P1">New line. <text:tab/>Ta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bg" fo:country="BG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g" fo:country="BG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Калоян  Димов</meta:initial-creator>
    <meta:creation-date>2018-10-10T16:49:06.82</meta:creation-date>
    <meta:document-statistic meta:table-count="0" meta:image-count="0" meta:object-count="0" meta:page-count="1" meta:paragraph-count="2" meta:word-count="28" meta:character-count="146"/>
    <dc:date>2018-10-10T16:50:08.79</dc:date>
    <dc:creator>Калоян  Димов</dc:creator>
    <meta:editing-duration>PT1M3S</meta:editing-duration>
    <meta:editing-cycles>1</meta:editing-cycles>
    <meta:generator>OpenOffice/4.1.1$Win32 OpenOffice.org_project/411m6$Build-9775</meta:generator>
  </office:meta>
</office:document-meta>
</file>